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.00.0000</text:date>, <text:time style:data-style-name="N2" text:time-value="09:37:58.364531762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7T10:49:17.338882860</dc:date>
    <meta:editing-duration>PT14H25M51S</meta:editing-duration>
    <meta:editing-cycles>24</meta:editing-cycles>
    <meta:generator>LibreOffice/25.2.3.2$Linux_X86_64 LibreOffice_project/520$Build-2</meta:generator>
    <meta:document-statistic meta:table-count="1" meta:cell-count="899" meta:object-count="0"/>
  </office:meta>
</office:document-meta>
</file>